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.getExceptionTableLength( final Handler firs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ndler.putExceptionTable( final Handler firstHandler , final ByteVector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ndler.getExceptionTableSize( final Handler firs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removeRange( final Handler firstHandler , final Label start , final Label e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andler.Handler( final Handler handler , final Label startPc , final Label end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.Handler( final Label startPc , final Label endPc , final Label handlerPc , final int catchType , final String catch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